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able_20_Contents">
      <style:paragraph-properties fo:margin-top="0cm" fo:margin-bottom="0cm" fo:text-align="center" style:justify-single-word="false"/>
      <style:text-properties style:font-name="Arial" fo:font-size="16pt" fo:language="ru" fo:country="RU" fo:font-weight="bold" style:font-size-asian="16pt" style:font-weight-asian="bold" style:font-size-complex="16pt" style:font-weight-complex="bold"/>
    </style:style>
    <style:style style:name="P2" style:family="paragraph" style:parent-style-name="Title">
      <style:paragraph-properties fo:margin-top="0cm" fo:margin-bottom="0cm"/>
      <style:text-properties style:font-name="Arial" fo:font-size="16pt" style:font-size-asian="16pt" style:font-size-complex="16pt"/>
    </style:style>
    <style:style style:name="P3" style:family="paragraph" style:parent-style-name="Title">
      <style:paragraph-properties fo:margin-top="0cm" fo:margin-bottom="0cm"/>
      <style:text-properties style:font-name="Arial" fo:font-size="16pt" fo:language="ru" fo:country="RU" style:font-size-asian="16pt" style:font-size-complex="16pt"/>
    </style:style>
    <style:style style:name="P4" style:family="paragraph" style:parent-style-name="Text_20_body">
      <style:paragraph-properties fo:margin-top="0cm" fo:margin-bottom="0cm"/>
      <style:text-properties style:font-name="Arial"/>
    </style:style>
    <style:style style:name="P5" style:family="paragraph" style:parent-style-name="Text_20_body">
      <style:paragraph-properties fo:margin-top="0cm" fo:margin-bottom="0cm"/>
      <style:text-properties style:font-name="Arial" fo:font-style="normal" style:font-style-asian="normal" style:font-style-complex="normal"/>
    </style:style>
    <style:style style:name="P6" style:family="paragraph" style:parent-style-name="Text_20_body">
      <style:paragraph-properties fo:margin-top="0cm" fo:margin-bottom="0cm"/>
      <style:text-properties style:font-name="Arial" fo:language="en" fo:country="US" fo:font-style="normal" style:font-style-asian="normal" style:font-style-complex="normal"/>
    </style:style>
    <style:style style:name="P7" style:family="paragraph" style:parent-style-name="Text_20_body">
      <style:paragraph-properties fo:margin-top="0cm" fo:margin-bottom="0cm"/>
      <style:text-properties style:font-name="Arial" fo:language="ru" fo:country="RU" fo:font-style="normal" style:font-style-asian="normal" style:font-style-complex="normal"/>
    </style:style>
    <style:style style:name="P8" style:family="paragraph" style:parent-style-name="Text_20_body">
      <style:paragraph-properties fo:margin-top="0cm" fo:margin-bottom="0cm"/>
      <style:text-properties style:font-name="Arial" fo:font-style="italic" style:font-style-asian="italic" style:font-style-complex="italic"/>
    </style:style>
    <style:style style:name="P9" style:family="paragraph" style:parent-style-name="Header">
      <style:text-properties fo:font-size="2pt" fo:language="en" fo:country="US" style:font-size-asian="2pt" style:font-size-complex="2pt"/>
    </style:style>
    <style:style style:name="P10" style:family="paragraph" style:parent-style-name="Footer">
      <style:paragraph-properties fo:text-align="start" style:justify-single-word="false"/>
    </style:style>
    <style:style style:name="P11" style:family="paragraph" style:parent-style-name="Text_20_body" style:list-style-name="L1">
      <style:paragraph-properties fo:margin-top="0cm" fo:margin-bottom="0cm"/>
      <style:text-properties style:font-name="Arial"/>
    </style:style>
    <style:style style:name="P12" style:family="paragraph" style:parent-style-name="Text_20_body" style:list-style-name="L2">
      <style:paragraph-properties fo:margin-top="0cm" fo:margin-bottom="0cm"/>
      <style:text-properties style:font-name="Arial" fo:font-style="normal" style:font-style-asian="normal" style:font-style-complex="normal"/>
    </style:style>
    <style:style style:name="P13" style:family="paragraph" style:parent-style-name="Text_20_body" style:list-style-name="L3">
      <style:paragraph-properties fo:margin-top="0cm" fo:margin-bottom="0cm"/>
      <style:text-properties style:font-name="Arial" fo:font-style="normal" style:font-style-asian="normal" style:font-style-complex="normal"/>
    </style:style>
    <style:style style:name="P14" style:family="paragraph" style:parent-style-name="Text_20_body" style:list-style-name="L4">
      <style:paragraph-properties fo:margin-top="0cm" fo:margin-bottom="0cm"/>
      <style:text-properties style:font-name="Arial" fo:font-style="normal" style:font-style-asian="normal" style:font-style-complex="normal"/>
    </style:style>
    <style:style style:name="P15" style:family="paragraph" style:parent-style-name="Text_20_body" style:list-style-name="L5">
      <style:paragraph-properties fo:margin-top="0cm" fo:margin-bottom="0cm"/>
      <style:text-properties style:font-name="Arial" fo:font-style="normal" style:font-style-asian="normal" style:font-style-complex="normal"/>
    </style:style>
    <style:style style:name="P16" style:family="paragraph" style:parent-style-name="Text_20_body" style:list-style-name="L6">
      <style:paragraph-properties fo:margin-top="0cm" fo:margin-bottom="0cm"/>
      <style:text-properties style:font-name="Arial" fo:font-style="italic" style:font-style-asian="italic" style:font-style-complex="italic"/>
    </style:style>
    <style:style style:name="P17" style:family="paragraph" style:parent-style-name="Text_20_body" style:list-style-name="L7">
      <style:paragraph-properties fo:margin-top="0cm" fo:margin-bottom="0cm"/>
      <style:text-properties style:font-name="Arial" fo:font-style="italic" style:font-style-asian="italic" style:font-style-complex="italic"/>
    </style:style>
    <style:style style:name="P18" style:family="paragraph" style:parent-style-name="Heading_20_2">
      <style:paragraph-properties fo:margin-top="0cm" fo:margin-bottom="0cm"/>
      <style:text-properties style:font-name="Arial" fo:font-style="normal" style:font-style-asian="normal" style:font-style-complex="normal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zxx" fo:country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2">Зачем это надо(цели разработки)</text:h>
      <text:p text:style-name="P4"/>
      <text:p text:style-name="P4">Новый функционал разрабатывается для следующих целей</text:p>
      <text:list xml:id="list36472464" text:style-name="L1">
        <text:list-item>
          <text:p text:style-name="P11">Упростить развертывание приложения</text:p>
        </text:list-item>
        <text:list-item>
          <text:p text:style-name="P11">Подготовка к переходу на новый дизайн функций</text:p>
        </text:list-item>
      </text:list>
      <text:p text:style-name="P4"/>
      <text:h text:style-name="P18" text:outline-level="2">Проектирование</text:h>
      <text:p text:style-name="P5"/>
      <text:p text:style-name="P5">Инсталлятор и доступность</text:p>
      <text:list xml:id="list36494692" text:style-name="L2">
        <text:list-item>
          <text:p text:style-name="P12">иконки для ярлыков и прочие должны остаться неизменными(как если бы запускалось отдельное приложение)</text:p>
        </text:list-item>
      </text:list>
      <text:p text:style-name="P5"/>
      <text:p text:style-name="P5">Коммандная строка восстановления</text:p>
      <text:list xml:id="list36483964" text:style-name="L3">
        <text:list-item>
          <text:p text:style-name="P13">должна быть совмещена с конфигуратором</text:p>
        </text:list-item>
      </text:list>
      <text:p text:style-name="P5"/>
      <text:p text:style-name="P5">Коммандная строка РК сейчас (пуск)</text:p>
      <text:list xml:id="list36483114" text:style-name="L4">
        <text:list-item>
          <text:p text:style-name="P14">должен быть добавлен параметр <text:span text:style-name="T1">startBackupUiNow </text:span><text:span text:style-name="T2">приводящий к запуску приложения</text:span></text:p>
        </text:list-item>
      </text:list>
      <text:p text:style-name="P5"/>
      <text:p text:style-name="P5"/>
      <text:h text:style-name="P18" text:outline-level="2">Реализация</text:h>
      <text:p text:style-name="P5"/>
      <text:p text:style-name="P5">Общие пространства имен</text:p>
      <text:list xml:id="list36491579" text:style-name="L5">
        <text:list-item>
          <text:p text:style-name="P15">пространство <text:span text:style-name="T1">Restoration </text:span><text:span text:style-name="T2">и </text:span><text:span text:style-name="T1">backupUi </text:span><text:span text:style-name="T2">должны быть перенесены в конфигуратор</text:span></text:p>
        </text:list-item>
      </text:list>
      <text:p text:style-name="P5"/>
      <text:p text:style-name="P5">РК сейчас должен работать с копией <text:span text:style-name="T1">настроек(IClonable)</text:span></text:p>
      <text:p text:style-name="P6"/>
      <text:p text:style-name="P7">Контроллеры должны быть переименованы в контроллеры-мастеры</text:p>
      <text:p text:style-name="P5"/>
      <text:p text:style-name="P5"/>
      <text:h text:style-name="P18" text:outline-level="2">Отраженность в документации</text:h>
      <text:p text:style-name="P5"/>
      <text:p text:style-name="P8">Изменения справки по РК: включая, отражение поведения мастера рк</text:p>
      <text:p text:style-name="P5"/>
      <text:p text:style-name="P5"/>
      <text:h text:style-name="P18" text:outline-level="2">Тестирование (по СТД С16М2Н1 Внутренний стандарт по организации тестирования при разработке открытых бесплатных проектов ведомых 1 человеком)</text:h>
      <text:p text:style-name="P5"/>
      <text:p text:style-name="P5">Обязательное тестирование: ручное для следующих случаев</text:p>
      <text:p text:style-name="P8">Интеграция Restoration</text:p>
      <text:p text:style-name="P8">- как отдельное приложение</text:p>
      <text:p text:style-name="P8">- документация</text:p>
      <text:p text:style-name="P8"><text:soft-page-break/>- пуск с поврежденными 7-zip</text:p>
      <text:p text:style-name="P8"><text:s/>- из приложения</text:p>
      <text:p text:style-name="P8"><text:s/>- как приложение</text:p>
      <text:p text:style-name="P8">- пуск с поврежденными компонентами</text:p>
      <text:p text:style-name="P8"><text:s/>- из приложения</text:p>
      <text:list xml:id="list36482301" text:style-name="L6">
        <text:list-item>
          <text:p text:style-name="P16">как приложение</text:p>
        </text:list-item>
      </text:list>
      <text:list xml:id="list36474952" text:style-name="L7">
        <text:list-item>
          <text:p text:style-name="P17">с параметром</text:p>
        </text:list-item>
      </text:list>
      <text:p text:style-name="P5">Аналогично <text:span text:style-name="T1">Backup Master</text:span></text:p>
      <text:p text:style-name="P5"/>
      <text:p text:style-name="P5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5.216cm" style:rel-column-width="20108*"/>
    </style:style>
    <style:style style:name="Таблица1.B" style:family="table-column">
      <style:table-column-properties style:column-width="11.783cm" style:rel-column-width="45427*"/>
    </style:style>
    <style:style style:name="Таблица1.A1" style:family="table-cell">
      <style:table-cell-properties fo:background-color="#ffff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1.B1" style:family="table-cell">
      <style:table-cell-properties fo:padding="0.097cm" fo:border-left="none" fo:border-right="0.002cm solid #000000" fo:border-top="0.002cm solid #000000" fo:border-bottom="0.002cm solid #000000"/>
    </style:style>
    <style:style style:name="MP1" style:family="paragraph" style:parent-style-name="Table_20_Contents">
      <style:paragraph-properties fo:margin-top="0cm" fo:margin-bottom="0cm" fo:text-align="center" style:justify-single-word="false"/>
      <style:text-properties style:font-name="Arial" fo:font-size="16pt" fo:language="ru" fo:country="RU" fo:font-weight="bold" style:font-size-asian="16pt" style:font-weight-asian="bold" style:font-size-complex="16pt" style:font-weight-complex="bold"/>
    </style:style>
    <style:style style:name="MP2" style:family="paragraph" style:parent-style-name="Title">
      <style:paragraph-properties fo:margin-top="0cm" fo:margin-bottom="0cm"/>
      <style:text-properties style:font-name="Arial" fo:font-size="16pt" style:font-size-asian="16pt" style:font-size-complex="16pt"/>
    </style:style>
    <style:style style:name="MP3" style:family="paragraph" style:parent-style-name="Title">
      <style:paragraph-properties fo:margin-top="0cm" fo:margin-bottom="0cm"/>
      <style:text-properties style:font-name="Arial" fo:font-size="16pt" fo:language="ru" fo:country="RU" style:font-size-asian="16pt" style:font-size-complex="16pt"/>
    </style:style>
    <style:style style:name="MP4" style:family="paragraph" style:parent-style-name="Header">
      <style:text-properties fo:font-size="2pt" fo:language="en" fo:country="US" style:font-size-asian="2pt" style:font-size-complex="2pt"/>
    </style:style>
    <style:style style:name="MP5" style:family="paragraph" style:parent-style-name="Footer">
      <style:paragraph-properties fo:text-align="start" style:justify-single-word="false"/>
    </style:style>
    <style:style style:name="MT1" style:family="text">
      <style:text-properties fo:language="en" fo:country="US"/>
    </style:style>
    <style:style style:name="MT2" style:family="text">
      <style:text-properties fo:language="ru" fo:country="RU"/>
    </style:style>
    <style:style style:name="MT3" style:family="text">
      <style:text-properties fo:language="zxx" fo:country="non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Таблица1" table:style-name="Таблица1">
          <table:table-column table:style-name="Таблица1.A"/>
          <table:table-column table:style-name="Таблица1.B"/>
          <table:table-row>
            <table:table-cell table:style-name="Таблица1.A1" office:value-type="string">
              <text:p text:style-name="MP1">Функциональный дизайн</text:p>
            </table:table-cell>
            <table:table-cell table:style-name="Таблица1.B1" office:value-type="string">
              <text:p text:style-name="MP2"><text:span text:style-name="MT1">ФД-</text:span><text:span text:style-name="MT2">6</text:span></text:p>
              <text:p text:style-name="MP3">Перенос РКСейчас и восстановления в Конфигуратор</text:p>
            </table:table-cell>
          </table:table-row>
        </table:table>
        <text:p text:style-name="MP4"/>
      </style:header>
      <style:footer>
        <text:p text:style-name="MP5">(с) <text:a xlink:type="simple" xlink:href="http://www.sourceforge.net/projects/butil"><text:span text:style-name="MT3">BUtil</text:span></text:a><text:span text:style-name="MT1"> project, </text:span><text:span text:style-name="MT2">Кучук Сергей Александрович<text:tab/></text:span><text:span text:style-name="MT1"> <text:tab/></text:span><text:span text:style-name="MT1"><text:page-number text:select-page="current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7-22T22:33:09.35</meta:creation-date>
    <meta:editing-duration>PT01H48M07S</meta:editing-duration>
    <meta:editing-cycles>7</meta:editing-cycles>
    <meta:generator>OpenOffice.org/3.0$Win32 OpenOffice.org_project/300m15$Build-9379</meta:generator>
    <meta:initial-creator>Сергей Кучук</meta:initial-creator>
    <dc:date>2009-07-27T16:38:46.10</dc:date>
    <dc:creator>Сергей Кучук</dc:creator>
    <meta:document-statistic meta:table-count="1" meta:image-count="0" meta:object-count="0" meta:page-count="2" meta:paragraph-count="35" meta:word-count="178" meta:character-count="1346"/>
    <meta:user-defined meta:name="Поле 1"/>
    <meta:user-defined meta:name="Поле 2"/>
    <meta:user-defined meta:name="Поле 3"/>
    <meta:user-defined meta:name="Поле 4"/>
  </office:meta>
</office:document-meta>
</file>